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3" style:family="paragraph" style:parent-style-name="Text_20_body" style:list-style-name="L1">
      <style:text-properties fo:font-size="6pt" style:font-size-asian="5.25pt" style:font-size-complex="6pt"/>
    </style:style>
    <style:style style:name="P4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5" style:family="paragraph" style:parent-style-name="Text_20_body" style:list-style-name="L2">
      <style:text-properties fo:font-size="6pt" style:font-size-asian="5.25pt" style:font-size-complex="6pt"/>
    </style:style>
    <style:style style:name="P6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3">
      <style:text-properties fo:font-size="6pt" style:font-size-asian="5.25pt" style:font-size-complex="6pt"/>
    </style:style>
    <style:style style:name="P8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4">
      <style:text-properties fo:font-size="6pt" style:font-size-asian="5.25pt" style:font-size-complex="6pt"/>
    </style:style>
    <style:style style:name="P10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5">
      <style:text-properties fo:font-size="6pt" style:font-size-asian="5.25pt" style:font-size-complex="6pt"/>
    </style:style>
    <style:style style:name="P12" style:family="paragraph" style:parent-style-name="Horizontal_20_Line">
      <style:text-properties style:font-size-asian="5.25pt"/>
    </style:style>
    <style:style style:name="P13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Subject: The "Android Moment" for Humanoid Robots - $8M Seed</text:span></text:p>
      <text:p text:style-name="P1">Dear [VC Name],</text:p>
      <text:p text:style-name="P1">In 2005, VCs passed on Android for $50M. Today: $200B+.</text:p>
      <text:p text:style-name="P1">In 2025, the same moment is happening for humanoid robots.</text:p>
      <text:p text:style-name="P1"><text:span text:style-name="Strong_20_Emphasis">I'm Meir Niv</text:span> - 70 years old, 45 years in tech. I built a live AI trading system generating 403% returns (verify: meirniv.pythonanywhere.com/orders). That proves AI crossed the threshold from toy to tool.</text:p>
      <text:p text:style-name="P1"><text:span text:style-name="Strong_20_Emphasis">We're building HaGOLEM</text:span> - the "Android" for humanoid robots.</text:p>
      <text:p text:style-name="P1">Not one application. The PLATFORM that runs on any robot body and enables unlimited applications.</text:p>
      <text:p text:style-name="P1"><text:span text:style-name="Strong_20_Emphasis">The Killer Application (Our Wedge):</text:span></text:p>
      <text:p text:style-name="P1">RoboChef - Gordon Ramsay teaches an HR his Beef Wellington once. Now millions of HRs cook it perfectly forever. He earns $60 per recipe sale, passively, forever.</text:p>
      <text:p text:style-name="P1">100 million cooking households × $1,080/year = $108B market. Just from cooking.</text:p>
      <text:p text:style-name="P1">But RoboChef is just the proof point. Once validated, it becomes an independent company (we take equity stake, minimal involvement). This lets us stay focused on what matters: <text:span text:style-name="Strong_20_Emphasis">building the best HOS platform</text:span>.</text:p>
      <text:p text:style-name="P1"><text:span text:style-name="Strong_20_Emphasis">The Real Opportunity - Every Industry:</text:span></text:p>
      <text:p text:style-name="P1">Food is just ONE application. The platform enables:</text:p>
      <text:list text:style-name="L1">
        <text:list-item>
          <text:p text:style-name="P2"><text:span text:style-name="Strong_20_Emphasis">Transportation</text:span>: HR drives your car, navigates boats to ocean-going ships, flies your plane </text:p>
        </text:list-item>
        <text:list-item>
          <text:p text:style-name="P2"><text:span text:style-name="Strong_20_Emphasis">Manufacturing</text:span>: Bring production back from China - HR works cheaper than Chinese labor, only need a few high-salary Americans supervising </text:p>
        </text:list-item>
        <text:list-item>
          <text:p text:style-name="P3"><text:span text:style-name="Strong_20_Emphasis">Elderly care, security, retail, healthcare</text:span> - thousands of segments </text:p>
        </text:list-item>
      </text:list>
      <text:p text:style-name="P1"><text:span text:style-name="Strong_20_Emphasis">The Strategy:</text:span></text:p>
      <text:p text:style-name="P1">Like Microsoft focused on Windows (not every application), we build the platform. Thousands of developers build applications on it. We take 30% of every transaction.</text:p>
      <text:p text:style-name="P1">Then we spin off successful applications as independent companies - keeping equity stakes but staying focused on platform dominance.</text:p>
      <text:p text:style-name="P1"><text:span text:style-name="Strong_20_Emphasis">Why This Works:</text:span></text:p>
      <text:list text:style-name="L2">
        <text:list-item>
          <text:p text:style-name="P4"><text:span text:style-name="Strong_20_Emphasis">Your HR pays for itself</text:span>: Buy for $25K, it drives Uber while you work, earns $52K/year, pays itself off in 6 months </text:p>
        </text:list-item>
        <text:list-item>
          <text:p text:style-name="P4"><text:span text:style-name="Strong_20_Emphasis">Military application</text:span>: Israel needs force multiplication - Turkey is 6x larger and threatening. One million HR soldiers could save a nation </text:p>
        </text:list-item>
        <text:list-item>
          <text:p text:style-name="P5"><text:span text:style-name="Strong_20_Emphasis">Platform economics</text:span>: Winner captures 60-80% of total value </text:p>
        </text:list-item>
      </text:list>
      <text:p text:style-name="P1"><text:span text:style-name="Strong_20_Emphasis">The Ask:</text:span></text:p>
      <text:p text:style-name="P1">$8M seed at $20M pre-money (28.6% equity)</text:p>
      <text:p text:style-name="P1"><text:span text:style-name="Strong_20_Emphasis">You bring Israeli VC partner</text:span> ($2-3M of the $8M) who:</text:p>
      <text:list text:style-name="L3">
        <text:list-item>
          <text:p text:style-name="P6">Accesses Unit 8200 talent </text:p>
        </text:list-item>
        <text:list-item>
          <text:p text:style-name="P6">Handles Israeli operations </text:p>
        </text:list-item>
        <text:list-item>
          <text:p text:style-name="P7">You handle US operations </text:p>
        </text:list-item>
      </text:list>
      <text:p text:style-name="P1">Plus BIRD Foundation: $1.5M non-dilutive (government program)</text:p>
      <text:p text:style-name="P1"><text:span text:style-name="Strong_20_Emphasis">Total capital: $9.5M for your $8M investment</text:span></text:p>
      <text:p text:style-name="P1"><text:span text:style-name="Strong_20_Emphasis">12-Month Milestones:</text:span></text:p>
      <text:list text:style-name="L4">
        <text:list-item>
          <text:p text:style-name="P8">Month 3: HOS working on test robot </text:p>
        </text:list-item>
        <text:list-item>
          <text:p text:style-name="P8">Month 6: 3 pilot customers </text:p>
        </text:list-item>
        <text:list-item>
          <text:p text:style-name="P8">Month 9: First commercial deployment </text:p>
        </text:list-item>
        <text:list-item>
          <text:p text:style-name="P9">Month 12: $65K/month revenue </text:p>
        </text:list-item>
      </text:list>
      <text:p text:style-name="P1"><text:span text:style-name="Strong_20_Emphasis">The Returns:</text:span></text:p>
      <text:p text:style-name="P1">Base case: $2.6B valuation in 5 years (65x return)</text:p>
      <text:p text:style-name="P1">NVIDIA case: They're spending billions in Israel NOW. Acquisition potential $15-30B in years 5-7 (281-750x return).</text:p>
      <text:p text:style-name="P1"><text:span text:style-name="Strong_20_Emphasis">Full Details:</text:span></text:p>
      <text:list text:style-name="L5">
        <text:list-item>
          <text:p text:style-name="P10"><text:span text:style-name="Strong_20_Emphasis">Executive Summary</text:span>: <text:a xlink:type="simple" xlink:href="https://www.mayyamw.com/hraimn" text:style-name="Internet_20_link" text:visited-style-name="Visited_20_Internet_20_Link">https://www.mayyamw.com/hraimn</text:a> </text:p>
        </text:list-item>
        <text:list-item>
          <text:p text:style-name="P10"><text:span text:style-name="Strong_20_Emphasis">Complete Story ("For Dummies")</text:span>: <text:a xlink:type="simple" xlink:href="https://www.mayyamw.com/hagolem" text:style-name="Internet_20_link" text:visited-style-name="Visited_20_Internet_20_Link">https://www.mayyamw.com/hagolem</text:a> </text:p>
        </text:list-item>
        <text:list-item>
          <text:p text:style-name="P11"><text:span text:style-name="Strong_20_Emphasis">Live Trading System Proof</text:span>: meirniv.pythonanywhere.com/orders </text:p>
        </text:list-item>
      </text:list>
      <text:p text:style-name="P1"><text:span text:style-name="Strong_20_Emphasis">The Bottom Line:</text:span></text:p>
      <text:p text:style-name="P1">This is the Android moment for robots. The platform winner will be decided in the next 12 months.</text:p>
      <text:p text:style-name="P1">I'm sending this to 6 top VCs simultaneously. First mover gets best terms.</text:p>
      <text:p text:style-name="P1">Are you in?</text:p>
      <text:p text:style-name="P1"><text:span text:style-name="Strong_20_Emphasis">Meir Niv</text:span> Founder, HaGOLEM 45 Years Engineering Experience Website: <text:a xlink:type="simple" xlink:href="https://www.mayyamw.com/hagolem" text:style-name="Internet_20_link" text:visited-style-name="Visited_20_Internet_20_Link">https://www.mayyamw.com/hagolem</text:a></text:p>
      <text:p text:style-name="P1">P.S. - I'm 70. This is my last big project. The window is 12 months. After that, it's too late. The train is leaving. Are you on it?</text:p>
      <text:p text:style-name="P12"/>
      <text:p text:style-name="P1"><text:soft-page-break/><text:span text:style-name="Strong_20_Emphasis">Good? Now let's work on the COMPREHENSIVE document with your full list of applications.</text:span></text:p>
      <text:p text:style-name="P1">Give me your short list of all the segments (transportation, manufacturing, etc.) and I'll build the complete long-form document that covers everything. Just list them out for me - one at a time is fine!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8T01:17:19.875568800</meta:creation-date>
    <dc:date>2025-11-28T01:20:43.259603800</dc:date>
    <meta:editing-duration>PT3M23S</meta:editing-duration>
    <meta:editing-cycles>1</meta:editing-cycles>
    <meta:document-statistic meta:table-count="0" meta:image-count="0" meta:object-count="0" meta:page-count="2" meta:paragraph-count="51" meta:word-count="572" meta:character-count="3581" meta:non-whitespace-character-count="3060"/>
    <meta:generator>LibreOffice/25.8.3.2$Windows_X86_64 LibreOffice_project/8ca8d55c161d602844f5428fa4b58097424e324e</meta:generator>
  </office:meta>
</office:document-meta>
</file>